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T5XUwwsgXV22uvCHSI3QavCsCOa6Bw3pPeI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13:36:27.628959028</meta:creation-date>
    <dc:date>2024-09-17T16:55:19.192899370</dc:date>
    <meta:editing-duration>PT2M5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